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manifest.rdf" manifest:media-type="application/rdf+xml"/>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eta.xml" manifest:media-type="text/xml"/>
  <manifest:file-entry manifest:full-path="content.xml" manifest:media-type="text/xml"/>
  <manifest:file-entry manifest:full-path="ObjectReplacements/Object 1" manifest:media-type=""/>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margin-left="0.25in" fo:margin-right="0in" fo:text-indent="0in" style:auto-text-indent="false"/>
    </style:style>
    <style:style style:name="P2" style:family="paragraph" style:parent-style-name="Heading_20_1" style:master-page-name="Standard">
      <style:paragraph-properties style:page-number="auto"/>
      <style:text-properties style:use-window-font-color="true" loext:opacity="0%"/>
    </style:style>
    <style:style style:name="P3" style:family="paragraph" style:parent-style-name="List_20_Paragraph" style:list-style-name="WWNum1"/>
    <style:style style:name="T1" style:family="text">
      <style:text-properties fo:font-style="italic" style:font-style-asian="italic"/>
    </style:style>
    <style:style style:name="T2" style:family="text">
      <style:text-properties fo:font-style="italic" style:font-style-asian="italic" style:font-style-complex="italic"/>
    </style:style>
    <style:style style:name="fr1" style:family="graphic" style:parent-style-name="Formula">
      <style:graphic-properties fo:margin-left="0in" fo:margin-right="0in" fo:margin-top="0in" fo:margin-bottom="0in" style:vertical-pos="from-top" style:horizontal-pos="from-left" style:horizontal-rel="paragraph-content"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Competition</text:h>
      <text:p text:style-name="Standard">This exercise is about two species (“consumers”) competing for one or more resources. The aim is to become familiar with the outcome of competition and in particular the <draw:frame draw:style-name="fr1" draw:name="1" text:anchor-type="as-char" svg:y="-0.1571in" svg:width="0.1626in" svg:height="0.1925in" draw:z-index="0"><draw:object xlink:href="./Object 1" xlink:type="simple" xlink:show="embed" xlink:actuate="onLoad"/><draw:image xlink:href="./ObjectReplacements/Object 1" xlink:type="simple" xlink:show="embed" xlink:actuate="onLoad"/></draw:frame><text:s/>concept. To this end apply the standard analysis tools: make a case of actual competing species, write a system of equations, determine parameters (and units!), find equilibria, and solve the equations numerically.</text:p>
      <text:p text:style-name="Standard"/>
      <text:list xml:id="list3692061985" text:style-name="WWNum1">
        <text:list-item>
          <text:p text:style-name="P3">Study a system with two consumers competing for one resource. Write the set of equations for the system and determine the parameters. Try to deduce the dynamics of the system (the transient and the steady state) for the two species, either by calculating the <text:span text:style-name="T1">R</text:span>* and the initial growth rate of the two species, or graphically by plotting the functional responses. In other words: who will prosper in the beginning, and who will win in the long term? Simulate the system to verify your analytical predictions.</text:p>
        </text:list-item>
      </text:list>
      <text:p text:style-name="Standard"/>
      <text:p text:style-name="Standard">Then do one of the following or invent your own complication:</text:p>
      <text:p text:style-name="Standard"/>
      <text:list xml:id="list132145893446570" text:continue-numbering="true" text:style-name="WWNum1">
        <text:list-item>
          <text:p text:style-name="P3">Generalize the system to two species competing for two resources. Be careful to consider whether the two resources are <text:span text:style-name="T1">substitutable</text:span> (i.e. either resource can be used independently of the other) or <text:span text:style-name="T1">essential</text:span> (i.e. both resources are needed). Can the two species coexist?</text:p>
        </text:list-item>
      </text:list>
      <text:p text:style-name="List_20_Paragraph"/>
      <text:list xml:id="list132146591187434" text:continue-numbering="true" text:style-name="WWNum1">
        <text:list-item>
          <text:p text:style-name="P3">Generalise the system of equations such that each species is described by a single “trait” which involves a <text:span text:style-name="T2">trade-off</text:span> between the parameters. Which species proposer during the transient and at steady state?</text:p>
        </text:list-item>
      </text:list>
      <text:p text:style-name="Standard"/>
      <text:list xml:id="list132145837136124" text:continue-numbering="true" text:style-name="WWNum1">
        <text:list-item>
          <text:p text:style-name="P3">Add a predator to the system.</text:p>
        </text:list-item>
      </text:list>
      <text:p text:style-name="Standard"/>
      <text:list xml:id="list132146514129443" text:continue-numbering="true" text:style-name="WWNum1">
        <text:list-item>
          <text:p text:style-name="P3">…</text:p>
        </text:list-item>
      </text:list>
      <text:p text:style-name="P1"/>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mbria" fo:font-size="12pt" fo:language="en" fo:country="US" style:letter-kerning="false" style:font-name-asian="ＭＳ 明朝"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ＭＳ 明朝"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Placeholder_20_Text" style:display-name="Placeholder Text" style:family="text" style:parent-style-name="Default_20_Paragraph_20_Font">
      <style:text-properties fo:color="#808080" loext:opacity="100%"/>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initial-creator>Ken Haste Andersen</meta:initial-creator>
    <meta:editing-cycles>11</meta:editing-cycles>
    <meta:print-date>2018-09-28T05:48:00</meta:print-date>
    <meta:creation-date>2015-03-27T18:25:00</meta:creation-date>
    <dc:date>2021-10-04T13:21:45.026744785</dc:date>
    <meta:editing-duration>PT43M18S</meta:editing-duration>
    <meta:generator>LibreOffice/7.0.4.2$Linux_X86_64 LibreOffice_project/00$Build-2</meta:generator>
    <meta:document-statistic meta:table-count="0" meta:image-count="0" meta:object-count="1" meta:page-count="1" meta:paragraph-count="8" meta:word-count="244" meta:character-count="1475" meta:non-whitespace-character-count="1243"/>
    <meta:user-defined meta:name="AppVersion">16.0000</meta:user-defined>
    <meta:user-defined meta:name="Company">DTU Aqua</meta:user-defined>
    <meta:template xlink:type="simple" xlink:actuate="onRequest" xlink:title="Normal.dotm" xlink:href=""/>
  </office:meta>
</office:document-meta>
</file>

<file path=Object 1/content.xml><?xml version="1.0" encoding="utf-8"?>
<math xmlns="http://www.w3.org/1998/Math/MathML" display="block">
  <semantics>
    <msup>
      <mi>R</mi>
      <mrow/>
    </msup>
    <annotation encoding="StarMath 5.0">{R}^{*}</annotation>
  </semantics>
</math>
</file>